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officeooo:rsid="000b3caa" officeooo:paragraph-rsid="000b3caa"/>
    </style:style>
    <style:style style:name="P2" style:family="paragraph" style:parent-style-name="Text_20_body">
      <style:text-properties officeooo:rsid="000c9b5f" officeooo:paragraph-rsid="000c9b5f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0f2185" officeooo:paragraph-rsid="000f2185"/>
    </style:style>
    <style:style style:name="P5" style:family="paragraph" style:parent-style-name="Text_20_body" style:list-style-name="L2">
      <style:text-properties officeooo:rsid="000f2185" officeooo:paragraph-rsid="000f2185"/>
    </style:style>
    <style:style style:name="P6" style:family="paragraph" style:parent-style-name="Text_20_body">
      <style:text-properties officeooo:rsid="000f2185" officeooo:paragraph-rsid="000f2668"/>
    </style:style>
    <style:style style:name="P7" style:family="paragraph" style:parent-style-name="Text_20_body">
      <style:text-properties fo:font-style="italic" officeooo:rsid="001171f0" officeooo:paragraph-rsid="001171f0" style:font-style-asian="italic" style:font-style-complex="italic"/>
    </style:style>
    <style:style style:name="T1" style:family="text">
      <style:text-properties officeooo:rsid="000f26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7">I've just got started on this … there's lots to do ...</text:p>
      <text:p text:style-name="P2">This document describes the process for installing the MPS Forensics package on a computer running a clean installation of Ubuntu Linux 14.04 or 16.04. If you do not have a freshly installed system, you may encounter problems. </text:p>
      <text:p text:style-name="Text_20_body">The MPSforensics.zip file contains 3 files:</text:p>
      <text:list xml:id="list3284417287713647655" text:style-name="L1">
        <text:list-item>
          <text:p text:style-name="P3">README.txt (this file)</text:p>
        </text:list-item>
        <text:list-item>
          <text:p text:style-name="P3">install_mpsforensics.sh</text:p>
        </text:list-item>
        <text:list-item>
          <text:p text:style-name="P3">MPSforensicsSetup.sh</text:p>
        </text:list-item>
      </text:list>
      <text:p text:style-name="P6">Initially, download the install script <text:span text:style-name="T1">from </text:span><text:a xlink:type="simple" xlink:href="https://bitbucket.org/gdu_jcsmr/mpsforensics/raw/f135ae0fe2f5e6981feadb7c2ead94d62101a77b/mpsfor-dist/install_mpsforensics.sh" text:style-name="Internet_20_link" text:visited-style-name="Visited_20_Internet_20_Link"><text:span text:style-name="T1">https://bitbucket.org/gdu_jcsmr/mpsforensics/raw/f135ae0fe2f5e6981feadb7c2ead94d62101a77b/mpsfor-dist/install_mpsforensics.sh</text:span></text:a><text:span text:style-name="T1"> </text:span></text:p>
      <text:list xml:id="list4658842112795063864" text:style-name="L2">
        <text:list-item>
          <text:p text:style-name="P5"/>
        </text:list-item>
      </text:list>
      <text:p text:style-name="P4"/>
      <text:p text:style-name="P1">A system administrator needs to run the install_mpsforensics.sh </text:p>
      <text:p text:style-name="P1">script on the system before a user can use this system. This script installs </text:p>
      <text:p text:style-name="P1">essential system components and then calls the MPSforensicsSetup.sh</text:p>
      <text:p text:style-name="P1">script to create a dedicated user installation with all the</text:p>
      <text:p text:style-name="P1">associated programs and files for the pipelines.</text:p>
      <text:p text:style-name="P1"/>
      <text:p text:style-name="P1">To install this MPSforensics software on your own Ubuntu 14.04.4 LTS</text:p>
      <text:p text:style-name="P1">or Ubuntu 16.04 LTS system:</text:p>
      <text:p text:style-name="P1"/>
      <text:p text:style-name="P1">1) You can either download the MPSforensics.zip directly onto</text:p>
      <text:p text:style-name="P1">the Ubuntu computer using a web browser, or copy it using a memory</text:p>
      <text:p text:style-name="P1">stick from another machine.</text:p>
      <text:p text:style-name="P1"/>
      <text:p text:style-name="P1">2) Unzip the file and have an adminsitrator run the install_mpsforensics.sh script.</text:p>
      <text:p text:style-name="P1"><text:s/></text:p>
      <text:p text:style-name="P1">The administrator may need to use the command line for this base/initial install, but this isn't too hard to do...</text:p>
      <text:p text:style-name="P1"/>
      <text:p text:style-name="P1">3) On the left hand side of the screen is the Task Bar. At the top of </text:p>
      <text:p text:style-name="P1">the Task Bar is a purple and white icon, which when you move mouse over </text:p>
      <text:p text:style-name="P1">it, says "Search your computer". Click on this icon.</text:p>
      <text:p text:style-name="P1"/>
      <text:p text:style-name="P1">4) A window will appear next to the button. At the top of this is an </text:p>
      <text:p text:style-name="P1">empty text box. Click in this, and type (without the quotes) "terminal".</text:p>
      <text:p text:style-name="P1"/>
      <text:p text:style-name="P1">5) Now a header will appear directly under the text box that </text:p>
      <text:p text:style-name="P1">reads "Applications", and under this is a black and white icon </text:p>
      <text:p text:style-name="P1">and the words underneath read "Terminal". Click on this icon.</text:p>
      <text:p text:style-name="P1"/>
      <text:p text:style-name="P1">6) A command-line terminal should appear and present you with a prompt </text:p>
      <text:p text:style-name="P1">that looks like:</text:p>
      <text:p text:style-name="P1"><text:s/></text:p>
      <text:p text:style-name="P1">username@computername"~$</text:p>
      <text:p text:style-name="P1"><text:s/></text:p>
      <text:p text:style-name="P1">The ~ symbol means you are in your home folder. </text:p>
      <text:p text:style-name="P1"><text:s/></text:p>
      <text:p text:style-name="P1">7) At the $ prompt type the following followed by the Enter key (don't </text:p>
      <text:p text:style-name="P1">type the $ sign):</text:p>
      <text:p text:style-name="P1"><text:s/></text:p>
      <text:p text:style-name="P1">$ bash Desktop/install_mpsforensics.sh</text:p>
      <text:p text:style-name="P1"><text:soft-page-break/><text:s/></text:p>
      <text:p text:style-name="P1">8) 6 lines of text will appear, the last one reads:</text:p>
      <text:p text:style-name="P1"><text:s/></text:p>
      <text:p text:style-name="P1">[sudo] password for username:</text:p>
      <text:p text:style-name="P1"><text:s/></text:p>
      <text:p text:style-name="P1">The username shown will be your username, not the actual word. Here </text:p>
      <text:p text:style-name="P1">you need to type the password for your account and press the Enter </text:p>
      <text:p text:style-name="P1">key when you are done. This lets the installer set up system-wide </text:p>
      <text:p text:style-name="P1">software libraries. When you type the password the characters will </text:p>
      <text:p text:style-name="P1">not appear on the screen. This is to protect you from people watching </text:p>
      <text:p text:style-name="P1">over your shoulder, but it also means it's easy to mistype it. Don't </text:p>
      <text:p text:style-name="P1">worry if you get it wrong, just try again. If you get it wrong three </text:p>
      <text:p text:style-name="P1">times the installation will fail, but you can simply repeat </text:p>
      <text:p text:style-name="P1">instruction (7) to try again.</text:p>
      <text:p text:style-name="P1"><text:s/></text:p>
      <text:p text:style-name="P1">9) The installation should run to completion. Depending on the speed </text:p>
      <text:p text:style-name="P1">of your internet connection the installation should take between 5 </text:p>
      <text:p text:style-name="P1">and 20 minutes. If the download breaks then just repeat from </text:p>
      <text:p text:style-name="P1">step (7) to try again. The installer only downloads what it doesn't </text:p>
      <text:p text:style-name="P1">already have. </text:p>
      <text:p text:style-name="P1"/>
      <text:p text:style-name="P1">If it completes successfully you see one the last messages </text:p>
      <text:p text:style-name="P1">"Installation of MPS Forensics pipeline complete".</text:p>
      <text:p text:style-name="P1"><text:s/></text:p>
      <text:p text:style-name="P1">10) There will now be two new links (icons?) on your Desktop. </text:p>
      <text:p text:style-name="P1">a) The first is an icon with the name "MPSforensics.sh" - double </text:p>
      <text:p text:style-name="P1">clicking this icon will start the MPS Forensics software, as well </text:p>
      <text:p text:style-name="P1">as the Meteor web engine and the IGV genome browser.</text:p>
      <text:p text:style-name="P1">b) The second is link with the name "MPS_results" - double clicking </text:p>
      <text:p text:style-name="P1">this will open the /home/username/mpsforensics/results folder, which </text:p>
      <text:p text:style-name="P1">is where all the pipeline runs are placed.</text:p>
      <text:p text:style-name="P1"/>
      <text:p text:style-name="P1">To install the pipeline for extra users on the same computer, an </text:p>
      <text:p text:style-name="P1">administrator can put the MPSforensicsSetup.sh script on the user's</text:p>
      <text:p text:style-name="P1">Desktop. They can double click it to install the application for </text:p>
      <text:p text:style-name="P1">their own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MacOSX_X86_64 LibreOffice_project/55b006a02d247b5f7215fc6ea0fde844b30035b3</meta:generator>
    <dc:date>2016-06-16T10:20:42.301881000</dc:date>
    <dc:creator>Bob Buckley</dc:creator>
    <meta:editing-duration>PT11M36S</meta:editing-duration>
    <meta:editing-cycles>1</meta:editing-cycles>
    <meta:document-statistic meta:table-count="0" meta:image-count="0" meta:object-count="0" meta:page-count="2" meta:paragraph-count="75" meta:word-count="629" meta:character-count="3819" meta:non-whitespace-character-count="3215"/>
  </office:meta>
</office:document-meta>
</file>